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2]&lt;[.E$30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21:41:19.09848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2-21T21:42:31.871085000</dc:date>
    <dc:title>Untitled Spreadsheet</dc:title>
    <dc:description/>
    <dc:subject/>
    <meta:keyword/>
    <meta:editing-duration>P3DT4H57M44S</meta:editing-duration>
    <meta:editing-cycles>98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